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64pt"/>
    </style:style>
    <style:style style:name="co3" style:family="table-column">
      <style:table-column-properties fo:break-before="auto" style:column-width="41.3pt"/>
    </style:style>
    <style:style style:name="co4" style:family="table-column">
      <style:table-column-properties fo:break-before="auto" style:column-width="40.65pt"/>
    </style:style>
    <style:style style:name="co5" style:family="table-column">
      <style:table-column-properties fo:break-before="auto" style:column-width="102.64pt"/>
    </style:style>
    <style:style style:name="co6" style:family="table-column">
      <style:table-column-properties fo:break-before="auto" style:column-width="119.96pt"/>
    </style:style>
    <style:style style:name="co7" style:family="table-column">
      <style:table-column-properties fo:break-before="auto" style:column-width="49.95pt"/>
    </style:style>
    <style:style style:name="co8" style:family="table-column">
      <style:table-column-properties fo:break-before="auto" style:column-width="46.66pt"/>
    </style:style>
    <style:style style:name="co9" style:family="table-column">
      <style:table-column-properties fo:break-before="auto" style:column-width="153.95pt"/>
    </style:style>
    <style:style style:name="co10" style:family="table-column">
      <style:table-column-properties fo:break-before="auto" style:column-width="49.29pt"/>
    </style:style>
    <style:style style:name="co11" style:family="table-column">
      <style:table-column-properties fo:break-before="auto" style:column-width="66.64pt"/>
    </style:style>
    <style:style style:name="co12" style:family="table-column">
      <style:table-column-properties fo:break-before="auto" style:column-width="45.3pt"/>
    </style:style>
    <style:style style:name="co13" style:family="table-column">
      <style:table-column-properties fo:break-before="auto" style:column-width="72.65pt"/>
    </style:style>
    <style:style style:name="co14" style:family="table-column">
      <style:table-column-properties fo:break-before="auto" style:column-width="167.3pt"/>
    </style:style>
    <style:style style:name="co15" style:family="table-column">
      <style:table-column-properties fo:break-before="auto" style:column-width="365.95pt"/>
    </style:style>
    <style:style style:name="co16" style:family="table-column">
      <style:table-column-properties fo:break-before="auto" style:column-width="286.64pt"/>
    </style:style>
    <style:style style:name="ro1" style:family="table-row">
      <style:table-row-properties style:row-height="30.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3.56pt" fo:break-before="auto" style:use-optimal-row-height="false"/>
    </style:style>
    <style:style style:name="ro4" style:family="table-row">
      <style:table-row-properties style:row-height="40.76pt" fo:break-before="auto" style:use-optimal-row-height="true"/>
    </style:style>
    <style:style style:name="ro5" style:family="table-row">
      <style:table-row-properties style:row-height="38.81pt" fo:break-before="auto" style:use-optimal-row-height="false"/>
    </style:style>
    <style:style style:name="ro6" style:family="table-row">
      <style:table-row-properties style:row-height="89.46pt" fo:break-before="auto" style:use-optimal-row-height="false"/>
    </style:style>
    <style:style style:name="ro7" style:family="table-row">
      <style:table-row-properties style:row-height="53.89pt" fo:break-before="auto" style:use-optimal-row-height="false"/>
    </style:style>
    <style:style style:name="ro8" style:family="table-row">
      <style:table-row-properties style:row-height="40.9pt" fo:break-before="auto" style:use-optimal-row-height="true"/>
    </style:style>
    <style:style style:name="ro9" style:family="table-row">
      <style:table-row-properties style:row-height="70.36pt" fo:break-before="auto" style:use-optimal-row-height="true"/>
    </style:style>
    <style:style style:name="ro10" style:family="table-row">
      <style:table-row-properties style:row-height="50.66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e1" style:family="table-cell" style:parent-style-name="Default">
      <style:table-cell-properties fo:wrap-option="wrap"/>
      <style:text-properties fo:font-size="9pt" style:font-size-asian="9pt" style:font-size-complex="9pt"/>
    </style:style>
    <style:style style:name="ce2" style:family="table-cell" style:parent-style-name="Default">
      <style:table-cell-properties fo:wrap-option="wrap"/>
      <style:text-properties style:font-name="Liberation Sans" fo:font-size="9pt" style:font-name-asian="Arial Unicode MS" style:font-size-asian="9pt" style:font-name-complex="Lucida Sans" style:font-size-complex="9pt"/>
    </style:style>
    <style:style style:name="ce3" style:family="table-cell" style:parent-style-name="Default">
      <style:table-cell-properties style:text-align-source="fix" style:repeat-content="false" fo:wrap-option="wrap"/>
      <style:paragraph-properties fo:text-align="end" fo:margin-left="0pt"/>
      <style:text-properties fo:font-size="9pt" style:font-size-asian="9pt" style:font-size-complex="9pt"/>
    </style:style>
    <style:style style:name="ce4" style:family="table-cell" style:parent-style-name="Default">
      <style:table-cell-properties style:text-align-source="fix" style:repeat-content="false" fo:wrap-option="wrap"/>
      <style:paragraph-properties fo:text-align="center" fo:margin-left="0pt"/>
      <style:text-properties fo:font-size="9pt" style:font-size-asian="9pt" style:font-size-complex="9pt"/>
    </style:style>
    <style:style style:name="ce5" style:family="table-cell" style:parent-style-name="Default">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6" style:family="table-cell" style:parent-style-name="Default" style:data-style-name="N103">
      <style:table-cell-properties style:text-align-source="fix" style:repeat-content="false" fo:wrap-option="wrap"/>
      <style:paragraph-properties fo:text-align="center" fo:margin-left="0pt"/>
      <style:text-properties fo:font-size="9pt" style:font-size-asian="9pt" style:font-size-complex="9pt"/>
    </style:style>
    <style:style style:name="ce7" style:family="table-cell" style:parent-style-name="Default" style:data-style-name="N37">
      <style:table-cell-properties style:text-align-source="fix" style:repeat-content="false" fo:wrap-option="wrap"/>
      <style:paragraph-properties fo:text-align="center" fo:margin-left="0pt"/>
      <style:text-properties fo:font-size="9pt" style:font-size-asian="9pt" style:font-size-complex="9pt"/>
    </style:style>
    <style:style style:name="ce8" style:family="table-cell" style:parent-style-name="Default" style:data-style-name="N37">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9" style:family="table-cell" style:parent-style-name="Default" style:data-style-name="N103">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0" style:family="table-cell" style:parent-style-name="Default" style:data-style-name="N0">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1" style:family="table-cell" style:parent-style-name="Default">
      <style:table-cell-properties fo:wrap-option="wrap"/>
      <style:text-properties fo:font-size="9pt" fo:font-weight="normal" style:font-size-asian="9pt" style:font-weight-asian="normal" style:font-size-complex="9pt" style:font-weight-complex="normal"/>
    </style:style>
    <style:style style:name="T1" style:family="text">
      <style:text-properties style:text-position="super"/>
    </style:style>
    <style:style style:name="T2" style:family="text">
      <style:text-properties style:font-name-asian="Arial Unicode MS" style:font-name-complex="Lucida Sans"/>
    </style:style>
    <style:style style:name="T3" style:family="text">
      <style:text-properties style:font-name-asian="Arial Unicode MS" style:font-name-complex="Lucida Sans" style:text-position="super"/>
    </style:style>
    <style:style style:name="T4" style:family="text">
      <style:text-properties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5" table:default-cell-style-name="ce1"/>
        <table:table-column table:style-name="co2" table:number-columns-repeated="3" table:default-cell-style-name="ce1"/>
        <table:table-column table:style-name="co6" table:default-cell-style-name="ce1"/>
        <table:table-column table:style-name="co1" table:default-cell-style-name="ce1"/>
        <table:table-column table:style-name="co7" table:default-cell-style-name="ce6"/>
        <table:table-column table:style-name="co8" table:default-cell-style-name="ce4"/>
        <table:table-column table:style-name="co8" table:default-cell-style-name="ce6"/>
        <table:table-column table:style-name="co9" table:default-cell-style-name="ce1"/>
        <table:table-column table:style-name="co10" table:default-cell-style-name="ce1"/>
        <table:table-column table:style-name="co11" table:default-cell-style-name="ce4"/>
        <table:table-column table:style-name="co12" table:default-cell-style-name="ce4"/>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 table:number-columns-repeated="1002" table:default-cell-style-name="ce1"/>
        <table:table-row table:style-name="ro1">
          <table:table-cell office:value-type="string" calcext:value-type="string">
            <text:p>ProjectNumber</text:p>
          </table:table-cell>
          <table:table-cell office:value-type="string" calcext:value-type="string">
            <text:p>bbl</text:p>
          </table:table-cell>
          <table:table-cell office:value-type="string" calcext:value-type="string">
            <text:p>block</text:p>
          </table:table-cell>
          <table:table-cell office:value-type="string" calcext:value-type="string">
            <text:p>lot</text:p>
          </table:table-cell>
          <table:table-cell office:value-type="string" calcext:value-type="string">
            <text:p>address_long</text:p>
          </table:table-cell>
          <table:table-cell office:value-type="string" calcext:value-type="string">
            <text:p>lattitude</text:p>
          </table:table-cell>
          <table:table-cell office:value-type="string" calcext:value-type="string">
            <text:p>longitude</text:p>
          </table:table-cell>
          <table:table-cell office:value-type="string" calcext:value-type="string">
            <text:p>owner</text:p>
          </table:table-cell>
          <table:table-cell office:value-type="string" calcext:value-type="string">
            <text:p>OwnerAddress</text:p>
          </table:table-cell>
          <table:table-cell office:value-type="string" calcext:value-type="string">
            <text:p>annual taxes</text:p>
          </table:table-cell>
          <table:table-cell office:value-type="string" calcext:value-type="string">
            <text:p>assessed market value 2016</text:p>
          </table:table-cell>
          <table:table-cell office:value-type="string" calcext:value-type="string">
            <text:p>GMC purchase date</text:p>
          </table:table-cell>
          <table:table-cell office:value-type="string" calcext:value-type="string">
            <text:p>price</text:p>
          </table:table-cell>
          <table:table-cell office:value-type="string" calcext:value-type="string">
            <text:p>seller</text:p>
          </table:table-cell>
          <table:table-cell office:value-type="string" calcext:value-type="string">
            <text:p>Purchaser</text:p>
          </table:table-cell>
          <table:table-cell table:style-name="ce5" office:value-type="string" calcext:value-type="string">
            <text:p>other sales</text:p>
          </table:table-cell>
          <table:table-cell table:style-name="ce5"/>
          <table:table-cell table:style-name="ce2" office:value-type="string" calcext:value-type="string">
            <text:p>price/purchaser</text:p>
          </table:table-cell>
          <table:table-cell office:value-type="string" calcext:value-type="string">
            <text:p>notes</text:p>
          </table:table-cell>
          <table:table-cell office:value-type="string" calcext:value-type="string">
            <text:p>ProjectNumber</text:p>
          </table:table-cell>
          <table:table-cell office:value-type="string" calcext:value-type="string">
            <text:p>link_DigitalTaxMap</text:p>
          </table:table-cell>
          <table:table-cell office:value-type="string" calcext:value-type="string">
            <text:p>1965_map</text:p>
          </table:table-cell>
          <table:table-cell table:number-columns-repeated="1002"/>
        </table:table-row>
        <table:table-row table:style-name="ro2">
          <table:table-cell table:number-columns-repeated="15"/>
          <table:table-cell table:style-name="ce5" table:number-columns-repeated="2"/>
          <table:table-cell table:style-name="ce2"/>
          <table:table-cell table:number-columns-repeated="1006"/>
        </table:table-row>
        <table:table-row table:style-name="ro3">
          <table:table-cell office:value-type="float" office:value="1" calcext:value-type="float">
            <text:p>1</text:p>
          </table:table-cell>
          <table:table-cell office:value-type="float" office:value="4024970042" calcext:value-type="float">
            <text:p>4024970042</text:p>
          </table:table-cell>
          <table:table-cell office:value-type="float" office:value="2497" calcext:value-type="float">
            <text:p>2497</text:p>
          </table:table-cell>
          <table:table-cell office:value-type="float" office:value="42" calcext:value-type="float">
            <text:p>42</text:p>
          </table:table-cell>
          <table:table-cell office:value-type="string" calcext:value-type="string">
            <text:p>53 Drive, Queens, NY 11378</text:p>
          </table:table-cell>
          <table:table-cell office:value-type="float" office:value="40.7299637785174" calcext:value-type="float">
            <text:p>40.7299637785</text:p>
          </table:table-cell>
          <table:table-cell office:value-type="float" office:value="-73.8942651815674" calcext:value-type="float">
            <text:p>-73.8942651816</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8400" calcext:value-type="currency">
            <text:p>$8,400</text:p>
          </table:table-cell>
          <table:table-cell table:style-name="ce7"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 richard Lewisohn, Finance Administrator of NYC taxes</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office:value-type="string" calcext:value-type="string">
            <text:p>reclaimed by NYC</text:p>
          </table:table-cell>
          <table:table-cell table:style-name="ce2" office:value-type="string" calcext:value-type="string">
            <text:p>NYC dept of finance? Foreclosed due to unpaid</text:p>
          </table:table-cell>
          <table:table-cell office:value-type="float" office:value="1" calcext:value-type="float">
            <text:p>1</text:p>
          </table:table-cell>
          <table:table-cell table:style-name="ce2" office:value-type="string" calcext:value-type="string">
            <text:p><text:span text:style-name="T2"><text:a xlink:href="http://maps.nyc.gov/taxmap/map.htm?searchType=BblSearch&amp;featureTypeName=EVERY_BBL&amp;featureName=4024970042" xlink:type="simple">http://maps.nyc.gov/taxmap/map.htm?searchType=BblSearch&amp;featureTypeName=EVERY_BBL&amp;featureName=4024970042</text:a></text:span></text:p>
          </table:table-cell>
          <table:table-cell office:value-type="string" calcext:value-type="string">
            <text:p><text:a xlink:href="http://maps.nyc.gov/taxmap/40249719650701000000.pdf?search" xlink:type="simple">http://maps.nyc.gov/taxmap/40249719650701000000.pdf?search</text:a>={%22declaredClass%22:%22Sea%22,%22parameters%22:{%22searchType%22:%22pdf%22,%22inParentId%22:%2240249719650701000000%22}}</text:p>
          </table:table-cell>
          <table:table-cell table:number-columns-repeated="1002"/>
        </table:table-row>
        <table:table-row table:style-name="ro4">
          <table:table-cell office:value-type="float" office:value="2" calcext:value-type="float">
            <text:p>2</text:p>
          </table:table-cell>
          <table:table-cell office:value-type="float" office:value="4002090160" calcext:value-type="float">
            <text:p>4002090160</text:p>
          </table:table-cell>
          <table:table-cell office:value-type="float" office:value="209" calcext:value-type="float">
            <text:p>209</text:p>
          </table:table-cell>
          <table:table-cell office:value-type="float" office:value="160" calcext:value-type="float">
            <text:p>160</text:p>
          </table:table-cell>
          <table:table-cell office:value-type="string" calcext:value-type="string">
            <text:p>39 Place, Queens, NY 11104</text:p>
          </table:table-cell>
          <table:table-cell office:value-type="float" office:value="40.7363912666667" calcext:value-type="float">
            <text:p>40.7363912667</text:p>
          </table:table-cell>
          <table:table-cell office:value-type="float" office:value="-73.92586732" calcext:value-type="float">
            <text:p>-73.92586732</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table:style-name="ce2" office:value-type="string" calcext:value-type="string">
            <text:p>richard Lewisohn, Finance Administrator of NYC</text:p>
          </table:table-cell>
          <table:table-cell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office:value-type="string" calcext:value-type="string">
            <text:p>demolition permit in 1967 when road was built?</text:p>
          </table:table-cell>
          <table:table-cell office:value-type="float" office:value="2" calcext:value-type="float">
            <text:p>2</text:p>
          </table:table-cell>
          <table:table-cell office:value-type="string" calcext:value-type="string">
            <text:p><text:a xlink:href="http://maps.nyc.gov/taxmap/map.htm?z=13&amp;p=1004791,207572&amp;a=DTM&amp;c=dtm&amp;f=LOT_FACE_SMALL,CONDO_RANGE&amp;s=l:QUEENS,209,160,EVERY_BBL" xlink:type="simple">http://maps.nyc.gov/taxmap/map.htm?z=13&amp;p=1004791,207572&amp;a=DTM&amp;c=dtm&amp;f=LOT_FACE_SMALL,CONDO_RANGE&amp;s=l:QUEENS,209,160,EVERY_BBL</text:a></text:p>
          </table:table-cell>
          <table:table-cell office:value-type="string" calcext:value-type="string">
            <text:p><text:a xlink:href="http://maps.nyc.gov/taxmap/40020919650101000000.pdf?search" xlink:type="simple">http://maps.nyc.gov/taxmap/40020919650101000000.pdf?search</text:a>={%22declaredClass%22:%22Sea%22,%22parameters%22:{%22searchType%22:%22pdf%22,%22inParentId%22:%2240020919650101000000%22}}</text:p>
          </table:table-cell>
          <table:table-cell table:number-columns-repeated="1002"/>
        </table:table-row>
        <table:table-row table:style-name="ro4">
          <table:table-cell office:value-type="float" office:value="3" calcext:value-type="float">
            <text:p>3</text:p>
          </table:table-cell>
          <table:table-cell table:style-name="ce2" office:value-type="float" office:value="4001380107" calcext:value-type="float">
            <text:p>4001380107</text:p>
          </table:table-cell>
          <table:table-cell office:value-type="float" office:value="138" calcext:value-type="float">
            <text:p>138</text:p>
          </table:table-cell>
          <table:table-cell office:value-type="float" office:value="107" calcext:value-type="float">
            <text:p>107</text:p>
          </table:table-cell>
          <table:table-cell office:value-type="string" calcext:value-type="string">
            <text:p>49 Street, Queens, NY <text:s/></text:p>
          </table:table-cell>
          <table:table-cell office:value-type="float" office:value="40.7439272139426" calcext:value-type="float">
            <text:p>40.7439272139</text:p>
          </table:table-cell>
          <table:table-cell office:value-type="float" office:value="-73.9153640871916" calcext:value-type="float">
            <text:p>-73.9153640872</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10000" calcext:value-type="currency">
            <text:p>$10,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table:table-cell office:value-type="float" office:value="3" calcext:value-type="float">
            <text:p>3</text:p>
          </table:table-cell>
          <table:table-cell office:value-type="string" calcext:value-type="string">
            <text:p><text:a xlink:href="http://maps.nyc.gov/taxmap/map.htm?z=13&amp;p=1007691,210321&amp;a=DTM&amp;c=dtm&amp;f=CONDO_RANGE,LOT_FACE_SMALL&amp;s=l:QUEENS,138,107,EVERY_BBL" xlink:type="simple">http://maps.nyc.gov/taxmap/map.htm?z=13&amp;p=1007691,210321&amp;a=DTM&amp;c=dtm&amp;f=CONDO_RANGE,LOT_FACE_SMALL&amp;s=l:QUEENS,138,107,EVERY_BBL</text:a></text:p>
          </table:table-cell>
          <table:table-cell office:value-type="string" calcext:value-type="string">
            <text:p><text:a xlink:href="http://maps.nyc.gov/taxmap/40013819650101000000.pdf?search" xlink:type="simple">http://maps.nyc.gov/taxmap/40013819650101000000.pdf?search</text:a>={%22declaredClass%22:%22Sea%22,%22parameters%22:{%22searchType%22:%22pdf%22,%22inParentId%22:%2240013819650101000000%22}}</text:p>
          </table:table-cell>
          <table:table-cell table:number-columns-repeated="1002"/>
        </table:table-row>
        <table:table-row table:style-name="ro4">
          <table:table-cell office:value-type="float" office:value="4" calcext:value-type="float">
            <text:p>4</text:p>
          </table:table-cell>
          <table:table-cell table:style-name="ce2" office:value-type="float" office:value="4101420015" calcext:value-type="float">
            <text:p>4101420015</text:p>
          </table:table-cell>
          <table:table-cell office:value-type="float" office:value="10142" calcext:value-type="float">
            <text:p>10142</text:p>
          </table:table-cell>
          <table:table-cell office:value-type="float" office:value="15" calcext:value-type="float">
            <text:p>15</text:p>
          </table:table-cell>
          <table:table-cell office:value-type="string" calcext:value-type="string">
            <text:p>Arlington Terrace, Queens, NY <text:s/>11433</text:p>
          </table:table-cell>
          <table:table-cell office:value-type="float" office:value="40.6931192323571" calcext:value-type="float">
            <text:p>40.6931192324</text:p>
          </table:table-cell>
          <table:table-cell office:value-type="float" office:value="-73.7975723855393" calcext:value-type="float">
            <text:p>-73.7975723855</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78000" calcext:value-type="currency">
            <text:p>$78,000</text:p>
          </table:table-cell>
          <table:table-cell table:style-name="ce7" office:value-type="date" office:date-value="1973-10-05" calcext:value-type="date">
            <text:p>10/05/73</text:p>
          </table:table-cell>
          <table:table-cell office:value-type="currency" office:currency="USD" office:value="50" calcext:value-type="currency">
            <text:p>$50</text:p>
          </table:table-cell>
          <table:table-cell office:value-type="string" calcext:value-type="string">
            <text:p>NYC</text:p>
          </table:table-cell>
          <table:table-cell office:value-type="string" calcext:value-type="string">
            <text:p>GMC</text:p>
          </table:table-cell>
          <table:table-cell table:style-name="ce7" office:value-type="date" office:date-value="1984-04-12" calcext:value-type="date">
            <text:p>04/12/84</text:p>
          </table:table-cell>
          <table:table-cell table:style-name="ce7"/>
          <table:table-cell table:style-name="ce2" office:value-type="string" calcext:value-type="string">
            <text:p>reclaimed by NYC</text:p>
          </table:table-cell>
          <table:table-cell/>
          <table:table-cell office:value-type="float" office:value="4" calcext:value-type="float">
            <text:p>4</text:p>
          </table:table-cell>
          <table:table-cell office:value-type="string" calcext:value-type="string">
            <text:p><text:a xlink:href="http://maps.nyc.gov/taxmap/map.htm?searchType=BblSearch&amp;featureTypeName=EVERY_BBL&amp;featureName=4101420015" xlink:type="simple">http://maps.nyc.gov/taxmap/map.htm?searchType=BblSearch&amp;featureTypeName=EVERY_BBL&amp;featureName=4101420015</text:a></text:p>
          </table:table-cell>
          <table:table-cell office:value-type="string" calcext:value-type="string">
            <text:p><text:a xlink:href="http://maps.nyc.gov/taxmap/41014219670101000000.pdf?search" xlink:type="simple">http://maps.nyc.gov/taxmap/41014219670101000000.pdf?search</text:a>={%22declaredClass%22:%22Sea%22,%22parameters%22:{%22searchType%22:%22pdf%22,%22inParentId%22:%2241014219670101000000%22}}</text:p>
          </table:table-cell>
          <table:table-cell table:number-columns-repeated="1002"/>
        </table:table-row>
        <table:table-row table:style-name="ro5">
          <table:table-cell office:value-type="float" office:value="5" calcext:value-type="float">
            <text:p>5</text:p>
          </table:table-cell>
          <table:table-cell office:value-type="float" office:value="4033980116" calcext:value-type="float">
            <text:p>4033980116</text:p>
          </table:table-cell>
          <table:table-cell office:value-type="float" office:value="3398" calcext:value-type="float">
            <text:p>3398</text:p>
          </table:table-cell>
          <table:table-cell office:value-type="float" office:value="116" calcext:value-type="float">
            <text:p>116</text:p>
          </table:table-cell>
          <table:table-cell office:value-type="string" calcext:value-type="string">
            <text:p>Woodward Avenue, Queens, NY 11385</text:p>
          </table:table-cell>
          <table:table-cell office:value-type="float" office:value="40.7098450773389" calcext:value-type="float">
            <text:p>40.7098450773</text:p>
          </table:table-cell>
          <table:table-cell table:style-name="ce2" office:value-type="float" office:value="-73.9153205588806" calcext:value-type="float">
            <text:p>-73.9153205589</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2000" calcext:value-type="currency">
            <text:p>$42,0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5" calcext:value-type="float">
            <text:p>5</text:p>
          </table:table-cell>
          <table:table-cell office:value-type="string" calcext:value-type="string">
            <text:p><text:a xlink:href="http://maps.nyc.gov/taxmap/map.htm?z=11&amp;p=1007727,197904&amp;a=DTM&amp;c=dtm&amp;f=LOT_FACE_SMALL,CONDO_RANGE&amp;s=l:QUEENS,3398,116,EVERY_BBL" xlink:type="simple">http://maps.nyc.gov/taxmap/map.htm?z=11&amp;p=1007727,197904&amp;a=DTM&amp;c=dtm&amp;f=LOT_FACE_SMALL,CONDO_RANGE&amp;s=l:QUEENS,3398,116,EVERY_BBL</text:a></text:p>
          </table:table-cell>
          <table:table-cell office:value-type="string" calcext:value-type="string">
            <text:p><text:a xlink:href="http://maps.nyc.gov/taxmap/40339819650701000000.pdf?search" xlink:type="simple">http://maps.nyc.gov/taxmap/40339819650701000000.pdf?search</text:a>={%22declaredClass%22:%22Sea%22,%22parameters%22:{%22searchType%22:%22pdf%22,%22inParentId%22:%2240339819650701000000%22}}</text:p>
          </table:table-cell>
          <table:table-cell table:number-columns-repeated="1002"/>
        </table:table-row>
        <table:table-row table:style-name="ro4">
          <table:table-cell office:value-type="float" office:value="6" calcext:value-type="float">
            <text:p>6</text:p>
          </table:table-cell>
          <table:table-cell office:value-type="float" office:value="4024060148" calcext:value-type="float">
            <text:p>4024060148</text:p>
          </table:table-cell>
          <table:table-cell office:value-type="float" office:value="2406" calcext:value-type="float">
            <text:p>2406</text:p>
          </table:table-cell>
          <table:table-cell office:value-type="float" office:value="148" calcext:value-type="float">
            <text:p>148</text:p>
          </table:table-cell>
          <table:table-cell table:style-name="ce2" office:value-type="string" calcext:value-type="string">
            <text:p>53 Road, Queens, NY 11378</text:p>
          </table:table-cell>
          <table:table-cell table:style-name="ce2" office:value-type="float" office:value="40.731029919415" calcext:value-type="float">
            <text:p>40.7310299194</text:p>
          </table:table-cell>
          <table:table-cell table:style-name="ce2" office:value-type="float" office:value="-73.8984619894772" calcext:value-type="float">
            <text:p>-73.8984619895</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8" office:value-type="date" office:date-value="1974-01-14" calcext:value-type="date">
            <text:p>01/14/74</text:p>
          </table:table-cell>
          <table:table-cell table:style-name="Default" table:number-columns-repeated="2"/>
          <table:table-cell office:value-type="string" calcext:value-type="string">
            <text:p>GMC</text:p>
          </table:table-cell>
          <table:table-cell table:style-name="ce8" office:value-type="date" office:date-value="1979-12-20" calcext:value-type="date">
            <text:p>12/20/79</text:p>
          </table:table-cell>
          <table:table-cell table:style-name="ce9" office:value-type="currency" office:currency="USD" office:value="25" calcext:value-type="currency">
            <text:p>$25</text:p>
          </table:table-cell>
          <table:table-cell table:number-columns-repeated="2"/>
          <table:table-cell office:value-type="float" office:value="6" calcext:value-type="float">
            <text:p>6</text:p>
          </table:table-cell>
          <table:table-cell office:value-type="string" calcext:value-type="string">
            <text:p><text:a xlink:href="http://maps.nyc.gov/taxmap/map.htm?z=13&amp;p=1012391,205627&amp;a=DTM&amp;c=dtm&amp;f=LOT_FACE_SMALL,CONDO_RANGE&amp;s=l:QUEENS,2406,148,EVERY_BBL" xlink:type="simple">http://maps.nyc.gov/taxmap/map.htm?z=13&amp;p=1012391,205627&amp;a=DTM&amp;c=dtm&amp;f=LOT_FACE_SMALL,CONDO_RANGE&amp;s=l:QUEENS,2406,148,EVERY_BBL</text:a></text:p>
          </table:table-cell>
          <table:table-cell office:value-type="string" calcext:value-type="string">
            <text:p><text:a xlink:href="http://maps.nyc.gov/taxmap/40240619650701000000.pdf?search" xlink:type="simple">http://maps.nyc.gov/taxmap/40240619650701000000.pdf?search</text:a>={%22declaredClass%22:%22Sea%22,%22parameters%22:{%22searchType%22:%22pdf%22,%22inParentId%22:%2240240619650701000000%22}}</text:p>
          </table:table-cell>
          <table:table-cell table:number-columns-repeated="1002"/>
        </table:table-row>
        <table:table-row table:style-name="ro6">
          <table:table-cell office:value-type="float" office:value="7" calcext:value-type="float">
            <text:p>7</text:p>
          </table:table-cell>
          <table:table-cell office:value-type="float" office:value="4022860110" calcext:value-type="float">
            <text:p>4022860110</text:p>
          </table:table-cell>
          <table:table-cell office:value-type="float" office:value="2286" calcext:value-type="float">
            <text:p>2286</text:p>
          </table:table-cell>
          <table:table-cell office:value-type="float" office:value="110" calcext:value-type="float">
            <text:p>110</text:p>
          </table:table-cell>
          <table:table-cell office:value-type="string" calcext:value-type="string">
            <text:p>48 Street, Queens, NY 11377</text:p>
          </table:table-cell>
          <table:table-cell office:value-type="float" office:value="40.7399124937509" calcext:value-type="float">
            <text:p>40.7399124938</text:p>
          </table:table-cell>
          <table:table-cell table:style-name="ce2" office:value-type="float" office:value="-73.9171283370072" calcext:value-type="float">
            <text:p>-73.917128337</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000" calcext:value-type="currency">
            <text:p>$4,000</text:p>
          </table:table-cell>
          <table:table-cell table:style-name="ce8" office:value-type="date" office:date-value="1973-05-24" calcext:value-type="date">
            <text:p>05/24/73</text:p>
          </table:table-cell>
          <table:table-cell table:style-name="ce9" office:value-type="currency" office:currency="USD" office:value="75" calcext:value-type="currency">
            <text:p>$7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7" calcext:value-type="float">
            <text:p>7</text:p>
          </table:table-cell>
          <table:table-cell office:value-type="string" calcext:value-type="string">
            <text:p><text:a xlink:href="http://maps.nyc.gov/taxmap/map.htm?z=13&amp;p=1007215,208858&amp;a=DTM&amp;c=dtm&amp;f=LOT_FACE_SMALL,CONDO_RANGE&amp;s=l:QUEENS,2286,110,EVERY_BBL" xlink:type="simple">http://maps.nyc.gov/taxmap/map.htm?z=13&amp;p=1007215,208858&amp;a=DTM&amp;c=dtm&amp;f=LOT_FACE_SMALL,CONDO_RANGE&amp;s=l:QUEENS,2286,110,EVERY_BBL</text:a></text:p>
          </table:table-cell>
          <table:table-cell office:value-type="string" calcext:value-type="string">
            <text:p><text:a xlink:href="http://maps.nyc.gov/taxmap/40228619650701000000.pdf?search" xlink:type="simple">http://maps.nyc.gov/taxmap/40228619650701000000.pdf?search</text:a>={%22declaredClass%22:%22Sea%22,%22parameters%22:{%22searchType%22:%22pdf%22,%22inParentId%22:%2240228619650701000000%22}}</text:p>
          </table:table-cell>
          <table:table-cell table:number-columns-repeated="1002"/>
        </table:table-row>
        <table:table-row table:style-name="ro7">
          <table:table-cell office:value-type="float" office:value="8" calcext:value-type="float">
            <text:p>8</text:p>
          </table:table-cell>
          <table:table-cell table:style-name="ce2" office:value-type="float" office:value="4036600140" calcext:value-type="float">
            <text:p>4036600140</text:p>
          </table:table-cell>
          <table:table-cell table:style-name="ce2" office:value-type="float" office:value="3660" calcext:value-type="float">
            <text:p>3660</text:p>
          </table:table-cell>
          <table:table-cell office:value-type="float" office:value="140" calcext:value-type="float">
            <text:p>140</text:p>
          </table:table-cell>
          <table:table-cell office:value-type="string" calcext:value-type="string">
            <text:p>69<text:span text:style-name="T1">th</text:span> Pl</text:p>
            <text:p>Queens, NY 11385</text:p>
          </table:table-cell>
          <table:table-cell office:value-type="float" office:value="40.7651893433333" calcext:value-type="float">
            <text:p>40.7651893433</text:p>
          </table:table-cell>
          <table:table-cell table:style-name="ce2" office:value-type="float" office:value="-73.7975723855393" calcext:value-type="float">
            <text:p>-73.7975723855</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6650" calcext:value-type="currency">
            <text:p>$6,65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Still exists but does not show up on Oasis</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8" calcext:value-type="float">
            <text:p>8</text:p>
          </table:table-cell>
          <table:table-cell office:value-type="string" calcext:value-type="string">
            <text:p><text:a xlink:href="http://maps.nyc.gov/taxmap/map.htm?z=12&amp;p=1016741,196267&amp;a=DTM&amp;c=dtm&amp;f=CONDO_RANGE,LOT_FACE_SMALL&amp;s=l:QUEENS,3660,140,EVERY_BBL" xlink:type="simple">http://maps.nyc.gov/taxmap/map.htm?z=12&amp;p=1016741,196267&amp;a=DTM&amp;c=dtm&amp;f=CONDO_RANGE,LOT_FACE_SMALL&amp;s=l:QUEENS,3660,140,EVERY_BBL</text:a></text:p>
          </table:table-cell>
          <table:table-cell office:value-type="string" calcext:value-type="string">
            <text:p><text:a xlink:href="http://maps.nyc.gov/taxmap/40366019650701000000.pdf?search" xlink:type="simple">http://maps.nyc.gov/taxmap/40366019650701000000.pdf?search</text:a>={%22declaredClass%22:%22Sea%22,%22parameters%22:{%22searchType%22:%22pdf%22,%22inParentId%22:%2240366019650701000000%22}}</text:p>
          </table:table-cell>
          <table:table-cell table:number-columns-repeated="1002"/>
        </table:table-row>
        <table:table-row table:style-name="ro8">
          <table:table-cell office:value-type="float" office:value="9" calcext:value-type="float">
            <text:p>9</text:p>
          </table:table-cell>
          <table:table-cell table:style-name="ce2" office:value-type="float" office:value="4011070146" calcext:value-type="float">
            <text:p>4011070146</text:p>
          </table:table-cell>
          <table:table-cell office:value-type="float" office:value="1107" calcext:value-type="float">
            <text:p>1107</text:p>
          </table:table-cell>
          <table:table-cell table:style-name="ce5" office:value-type="float" office:value="146" calcext:value-type="float">
            <text:p>146</text:p>
          </table:table-cell>
          <table:table-cell office:value-type="string" calcext:value-type="string">
            <text:p>96 Street Queens 11369</text:p>
          </table:table-cell>
          <table:table-cell office:value-type="float" office:value="40.7651893433333" calcext:value-type="float">
            <text:p>40.7651893433</text:p>
          </table:table-cell>
          <table:table-cell table:style-name="ce2" office:value-type="float" office:value="-73.87360294" calcext:value-type="float">
            <text:p>-73.87360294</text:p>
          </table:table-cell>
          <table:table-cell table:style-name="ce2"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table:table-cell table:style-name="ce7" office:value-type="date" office:date-value="1973-06-24" calcext:value-type="date">
            <text:p>06/24/73</text:p>
          </table:table-cell>
          <table:table-cell office:value-type="string" calcext:value-type="string">
            <text:p>not recorded online</text:p>
          </table:table-cell>
          <table:table-cell table:style-name="ce2"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7"/>
          <table:table-cell table:style-name="ce2" office:value-type="string" calcext:value-type="string">
            <text:p>reclaimed by NYC</text:p>
          </table:table-cell>
          <table:table-cell/>
          <table:table-cell office:value-type="float" office:value="9" calcext:value-type="float">
            <text:p>9</text:p>
          </table:table-cell>
          <table:table-cell office:value-type="string" calcext:value-type="string">
            <text:p><text:a xlink:href="http://maps.nyc.gov/taxmap/map.htm?searchType=BblSearch&amp;featureTypeName=EVERY_BBL&amp;featureName=4011070146" xlink:type="simple">http://maps.nyc.gov/taxmap/map.htm?searchType=BblSearch&amp;featureTypeName=EVERY_BBL&amp;featureName=4011070146</text:a></text:p>
          </table:table-cell>
          <table:table-cell office:value-type="string" calcext:value-type="string">
            <text:p><text:a xlink:href="http://maps.nyc.gov/taxmap/40110719650101000000.pdf?search" xlink:type="simple">http://maps.nyc.gov/taxmap/40110719650101000000.pdf?search</text:a>={%22declaredClass%22:%22Sea%22,%22parameters%22:{%22searchType%22:%22pdf%22,%22inParentId%22:%2240110719650101000000%22}}</text:p>
          </table:table-cell>
          <table:table-cell table:number-columns-repeated="1002"/>
        </table:table-row>
        <table:table-row table:style-name="ro4">
          <table:table-cell office:value-type="float" office:value="10" calcext:value-type="float">
            <text:p>10</text:p>
          </table:table-cell>
          <table:table-cell office:value-type="float" office:value="4005560103" calcext:value-type="float">
            <text:p>4005560103</text:p>
          </table:table-cell>
          <table:table-cell office:value-type="float" office:value="556" calcext:value-type="float">
            <text:p>556</text:p>
          </table:table-cell>
          <table:table-cell office:value-type="float" office:value="103" calcext:value-type="float">
            <text:p>103</text:p>
          </table:table-cell>
          <table:table-cell office:value-type="string" calcext:value-type="string">
            <text:p>23 Street, Queens, NY <text:s/>11106</text:p>
          </table:table-cell>
          <table:table-cell office:value-type="float" office:value="40.7638303084161" calcext:value-type="float">
            <text:p>40.7638303084</text:p>
          </table:table-cell>
          <table:table-cell table:style-name="ce2" office:value-type="float" office:value="-73.9315945198936" calcext:value-type="float">
            <text:p>-73.9315945199</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9000" calcext:value-type="currency">
            <text:p>$9,000</text:p>
          </table:table-cell>
          <table:table-cell table:style-name="ce8" office:value-type="date" office:date-value="1974-01-14" calcext:value-type="date">
            <text:p>01/14/74</text:p>
          </table:table-cell>
          <table:table-cell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style-name="ce5"/>
          <table:table-cell table:style-name="ce2" office:value-type="string" calcext:value-type="string">
            <text:p>reclaimed by NYC</text:p>
          </table:table-cell>
          <table:table-cell/>
          <table:table-cell office:value-type="float" office:value="10" calcext:value-type="float">
            <text:p>10</text:p>
          </table:table-cell>
          <table:table-cell office:value-type="string" calcext:value-type="string">
            <text:p><text:a xlink:href="http://maps.nyc.gov/taxmap/map.htm?z=13&amp;p=1003200,217568&amp;a=DTM&amp;c=dtm&amp;f=LOT_FACE_SMALL,CONDO_RANGE&amp;s=l:QUEENS,556,103,EVERY_BBL" xlink:type="simple">http://maps.nyc.gov/taxmap/map.htm?z=13&amp;p=1003200,217568&amp;a=DTM&amp;c=dtm&amp;f=LOT_FACE_SMALL,CONDO_RANGE&amp;s=l:QUEENS,556,103,EVERY_BBL</text:a></text:p>
          </table:table-cell>
          <table:table-cell office:value-type="string" calcext:value-type="string">
            <text:p><text:a xlink:href="http://maps.nyc.gov/taxmap/40055619650101000000.pdf?search" xlink:type="simple">http://maps.nyc.gov/taxmap/40055619650101000000.pdf?search</text:a>={%22declaredClass%22:%22Sea%22,%22parameters%22:{%22searchType%22:%22pdf%22,%22inParentId%22:%2240055619650101000000%22}}</text:p>
          </table:table-cell>
          <table:table-cell table:number-columns-repeated="1002"/>
        </table:table-row>
        <table:table-row table:style-name="ro9">
          <table:table-cell office:value-type="float" office:value="11" calcext:value-type="float">
            <text:p>11</text:p>
          </table:table-cell>
          <table:table-cell table:style-name="ce3" office:value-type="float" office:value="4031650155" calcext:value-type="float">
            <text:p>4031650155</text:p>
          </table:table-cell>
          <table:table-cell office:value-type="float" office:value="3165" calcext:value-type="float">
            <text:p>3165</text:p>
          </table:table-cell>
          <table:table-cell office:value-type="float" office:value="155" calcext:value-type="float">
            <text:p>155</text:p>
          </table:table-cell>
          <table:table-cell office:value-type="string" calcext:value-type="string">
            <text:p>Clyde Street, </text:p>
          </table:table-cell>
          <table:table-cell office:value-type="float" office:value="40.7219895786919" calcext:value-type="float">
            <text:p>40.7219895787</text:p>
          </table:table-cell>
          <table:table-cell table:style-name="ce2" office:value-type="float" office:value="-73.854692249263" calcext:value-type="float">
            <text:p>-73.8546922493</text:p>
          </table:table-cell>
          <table:table-cell table:style-name="ce2" office:value-type="string" calcext:value-type="string">
            <text:p>Samuel Cohen</text:p>
          </table:table-cell>
          <table:table-cell office:value-type="string" calcext:value-type="string">
            <text:p>address unknown by dept. of finance</text:p>
          </table:table-cell>
          <table:table-cell table:style-name="ce2" office:value-type="float" office:value="35" calcext:value-type="float">
            <text:p>35</text:p>
          </table:table-cell>
          <table:table-cell office:value-type="currency" office:currency="USD" office:value="8400" calcext:value-type="currency">
            <text:p>$8,4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2004-10-20" calcext:value-type="date">
            <text:p>10/20/04</text:p>
          </table:table-cell>
          <table:table-cell table:style-name="ce10" office:value-type="float" office:value="4500" calcext:value-type="float">
            <text:p>4500</text:p>
          </table:table-cell>
          <table:table-cell office:value-type="string" calcext:value-type="string">
            <text:p>Samuel Cohen at auction</text:p>
          </table:table-cell>
          <table:table-cell office:value-type="string" calcext:value-type="string">
            <text:p>sold many times, usually combined with adjacent <text:s/>lot 55. tax bill has no address on file, “bad address”, or no owner on file even though Samuel Cohen is recorded as owner on Oasis but transfer documents show Howard Rubin and Maurice Levene as most recent owners</text:p>
          </table:table-cell>
          <table:table-cell office:value-type="float" office:value="11" calcext:value-type="float">
            <text:p>11</text:p>
          </table:table-cell>
          <table:table-cell office:value-type="string" calcext:value-type="string">
            <text:p><text:a xlink:href="http://maps.nyc.gov/taxmap/map.htm?z=13&amp;p=1024528,202352&amp;a=DTM&amp;c=dtm&amp;f=LOT_FACE_SMALL,CONDO_RANGE&amp;s=l:QUEENS,3165,155,EVERY_BBL" xlink:type="simple">http://maps.nyc.gov/taxmap/map.htm?z=13&amp;p=1024528,202352&amp;a=DTM&amp;c=dtm&amp;f=LOT_FACE_SMALL,CONDO_RANGE&amp;s=l:QUEENS,3165,155,EVERY_BBL</text:a></text:p>
          </table:table-cell>
          <table:table-cell office:value-type="string" calcext:value-type="string">
            <text:p><text:a xlink:href="http://maps.nyc.gov/taxmap/40316519650701000000.pdf?search" xlink:type="simple">http://maps.nyc.gov/taxmap/40316519650701000000.pdf?search</text:a>={%22declaredClass%22:%22Sea%22,%22parameters%22:{%22searchType%22:%22pdf%22,%22inParentId%22:%2240316519650701000000%22}}</text:p>
          </table:table-cell>
          <table:table-cell table:number-columns-repeated="1002"/>
        </table:table-row>
        <table:table-row table:style-name="ro10">
          <table:table-cell office:value-type="float" office:value="12" calcext:value-type="float">
            <text:p>12</text:p>
          </table:table-cell>
          <table:table-cell office:value-type="float" office:value="4023660241" calcext:value-type="float">
            <text:p>4023660241</text:p>
          </table:table-cell>
          <table:table-cell office:value-type="float" office:value="2366" calcext:value-type="float">
            <text:p>2366</text:p>
          </table:table-cell>
          <table:table-cell office:value-type="float" office:value="241" calcext:value-type="float">
            <text:p>241</text:p>
          </table:table-cell>
          <table:table-cell office:value-type="string" calcext:value-type="string">
            <text:p>54<text:span text:style-name="T1">th</text:span> Avenue, Queens, NY</text:p>
          </table:table-cell>
          <table:table-cell office:value-type="float" office:value="40.7269901188111" calcext:value-type="float">
            <text:p>40.7269901188</text:p>
          </table:table-cell>
          <table:table-cell table:style-name="ce2" office:value-type="float" office:value="-73.902495238248" calcext:value-type="float">
            <text:p>-73.9024952382</text:p>
          </table:table-cell>
          <table:table-cell table:style-name="ce2" office:value-type="string" calcext:value-type="string">
            <text:p><text:span text:style-name="T2">now part of 55</text:span><text:span text:style-name="T3">th</text:span><text:span text:style-name="T2"> Avenue</text:span></text:p>
          </table:table-cell>
          <table:table-cell table:style-name="ce2"/>
          <table:table-cell office:value-type="float" office:value="0" calcext:value-type="float">
            <text:p>0</text:p>
          </table:table-cell>
          <table:table-cell office:value-type="string" calcext:value-type="string">
            <text:p>na</text:p>
          </table:table-cell>
          <table:table-cell table:style-name="ce8" office:value-type="date" office:date-value="1974-01-14" calcext:value-type="date">
            <text:p>01/14/74</text:p>
          </table:table-cell>
          <table:table-cell table:style-name="ce9" office:value-type="string" calcext:value-type="string">
            <text:p>unknown</text:p>
          </table:table-cell>
          <table:table-cell office:value-type="string" calcext:value-type="string">
            <text:p>now part of 55<text:span text:style-name="T1">th</text:span> Avenue</text:p>
          </table:table-cell>
          <table:table-cell office:value-type="string" calcext:value-type="string">
            <text:p>GMC</text:p>
          </table:table-cell>
          <table:table-cell office:value-type="string" calcext:value-type="string">
            <text:p>6/79</text:p>
          </table:table-cell>
          <table:table-cell/>
          <table:table-cell office:value-type="string" calcext:value-type="string">
            <text:p>eminent domain 1979</text:p>
          </table:table-cell>
          <table:table-cell office:value-type="string" calcext:value-type="string">
            <text:p>Lot 241 was eliminated when streets were widened. See 1965 and 2008 tax maps, draw lot onto cartodb, triangle next to lots 93 and 95. eminent domain June 1979</text:p>
          </table:table-cell>
          <table:table-cell office:value-type="float" office:value="12" calcext:value-type="float">
            <text:p>12</text:p>
          </table:table-cell>
          <table:table-cell office:value-type="string" calcext:value-type="string">
            <text:p><text:a xlink:href="http://maps.nyc.gov/taxmap/map.htm?z=12&amp;p=1011325,204120&amp;a=DTM&amp;c=dtm&amp;f=CONDO_RANGE,LOT_FACE_SMALL&amp;s=l:QUEENS,2366,92,EVERY_BBL" xlink:type="simple">http://maps.nyc.gov/taxmap/map.htm?z=12&amp;p=1011325,204120&amp;a=DTM&amp;c=dtm&amp;f=CONDO_RANGE,LOT_FACE_SMALL&amp;s=l:QUEENS,2366,92,EVERY_BBL</text:a></text:p>
          </table:table-cell>
          <table:table-cell office:value-type="string" calcext:value-type="string">
            <text:p><text:a xlink:href="http://maps.nyc.gov/taxmap/40236619650701000000.pdf?search" xlink:type="simple">http://maps.nyc.gov/taxmap/40236619650701000000.pdf?search</text:a>={%22declaredClass%22:%22Sea%22,%22parameters%22:{%22searchType%22:%22pdf%22,%22inParentId%22:%2240236619650701000000%22}}</text:p>
          </table:table-cell>
          <table:table-cell table:number-columns-repeated="1002"/>
        </table:table-row>
        <table:table-row table:style-name="ro4">
          <table:table-cell office:value-type="float" office:value="13" calcext:value-type="float">
            <text:p>13</text:p>
          </table:table-cell>
          <table:table-cell office:value-type="float" office:value="4006240141" calcext:value-type="float">
            <text:p>4006240141</text:p>
          </table:table-cell>
          <table:table-cell office:value-type="float" office:value="624" calcext:value-type="float">
            <text:p>624</text:p>
          </table:table-cell>
          <table:table-cell office:value-type="float" office:value="141" calcext:value-type="float">
            <text:p>141</text:p>
          </table:table-cell>
          <table:table-cell office:value-type="string" calcext:value-type="string">
            <text:p>31 Avenue, Queens, NY 11106</text:p>
          </table:table-cell>
          <table:table-cell office:value-type="float" office:value="40.7627429398776" calcext:value-type="float">
            <text:p>40.7627429399</text:p>
          </table:table-cell>
          <table:table-cell table:style-name="ce2" office:value-type="float" office:value="-73.9210691211024" calcext:value-type="float">
            <text:p>-73.9210691211</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5000" calcext:value-type="currency">
            <text:p>$5,000</text:p>
          </table:table-cell>
          <table:table-cell office:value-type="float" office:value="1974" calcext:value-type="float">
            <text:p>1974</text:p>
          </table:table-cell>
          <table:table-cell office:value-type="string" calcext:value-type="string">
            <text:p>unknown</text:p>
          </table:table-cell>
          <table:table-cell office:value-type="string" calcext:value-type="string">
            <text:p>incomplete transfer documents on line</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13" calcext:value-type="float">
            <text:p>13</text:p>
          </table:table-cell>
          <table:table-cell office:value-type="string" calcext:value-type="string">
            <text:p><text:a xlink:href="http://maps.nyc.gov/taxmap/map.htm?z=13&amp;p=1006115,217174&amp;a=DTM&amp;c=dtm&amp;f=LOT_FACE_SMALL,CONDO_RANGE&amp;s=l:QUEENS,624,141,EVERY_BBL" xlink:type="simple">http://maps.nyc.gov/taxmap/map.htm?z=13&amp;p=1006115,217174&amp;a=DTM&amp;c=dtm&amp;f=LOT_FACE_SMALL,CONDO_RANGE&amp;s=l:QUEENS,624,141,EVERY_BBL</text:a></text:p>
          </table:table-cell>
          <table:table-cell office:value-type="string" calcext:value-type="string">
            <text:p><text:a xlink:href="http://maps.nyc.gov/taxmap/40062419650101000000.pdf?search" xlink:type="simple">http://maps.nyc.gov/taxmap/40062419650101000000.pdf?search</text:a>={%22declaredClass%22:%22Sea%22,%22parameters%22:{%22searchType%22:%22pdf%22,%22inParentId%22:%2240062419650101000000%22}}</text:p>
          </table:table-cell>
          <table:table-cell table:number-columns-repeated="1002"/>
        </table:table-row>
        <table:table-row table:style-name="ro4">
          <table:table-cell office:value-type="float" office:value="14" calcext:value-type="float">
            <text:p>14</text:p>
          </table:table-cell>
          <table:table-cell office:value-type="float" office:value="5012240012" calcext:value-type="float">
            <text:p>5012240012</text:p>
          </table:table-cell>
          <table:table-cell office:value-type="float" office:value="1224" calcext:value-type="float">
            <text:p>1224</text:p>
          </table:table-cell>
          <table:table-cell office:value-type="float" office:value="12" calcext:value-type="float">
            <text:p>12</text:p>
          </table:table-cell>
          <table:table-cell office:value-type="string" calcext:value-type="string">
            <text:p>Coonley Court, Staten Island, NY</text:p>
          </table:table-cell>
          <table:table-cell office:value-type="float" office:value="40.6365266974147" calcext:value-type="float">
            <text:p>40.6365266974</text:p>
          </table:table-cell>
          <table:table-cell table:style-name="ce2" office:value-type="float" office:value="-74.158674937394" calcext:value-type="float">
            <text:p>-74.1586749374</text:p>
          </table:table-cell>
          <table:table-cell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office:value-type="currency" office:currency="USD" office:value="1440" calcext:value-type="currency">
            <text:p>$1,440</text:p>
          </table:table-cell>
          <table:table-cell table:style-name="ce5" office:value-type="float" office:value="1974" calcext:value-type="float">
            <text:p>1974</text:p>
          </table:table-cell>
          <table:table-cell table:style-name="ce9" office:value-type="string" calcext:value-type="string">
            <text:p>unknown</text:p>
          </table:table-cell>
          <table:table-cell office:value-type="string" calcext:value-type="string">
            <text:p>records for property transactions have to be obtained from the Richmond County Clerk. Not available online.</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14" calcext:value-type="float">
            <text:p>14</text:p>
          </table:table-cell>
          <table:table-cell table:style-name="ce11" office:value-type="string" calcext:value-type="string">
            <text:p><text:span text:style-name="T4"><text:a xlink:href="http://maps.nyc.gov/taxmap/map.htm?z=13&amp;p=940207,171260&amp;a=DTM&amp;c=dtm&amp;f=CONDO_RANGE,LOT_FACE_SMALL&amp;s=l:STATEN+ISLAND,1224,12,EVERY_BBL" xlink:type="simple">http://maps.nyc.gov/taxmap/map.htm?z=13&amp;p=940207,171260&amp;a=DTM&amp;c=dtm&amp;f=CONDO_RANGE,LOT_FACE_SMALL&amp;s=l:STATEN+ISLAND,1224,12,EVERY_BBL</text:a></text:span></text:p>
          </table:table-cell>
          <table:table-cell office:value-type="string" calcext:value-type="string">
            <text:p><text:a xlink:href="http://maps.nyc.gov/taxmap/50122419741001000000.pdf?search" xlink:type="simple">http://maps.nyc.gov/taxmap/50122419741001000000.pdf?search</text:a>={%22declaredClass%22:%22Sea%22,%22parameters%22:{%22searchType%22:%22pdf%22,%22inParentId%22:%2250122419741001000000%22}}</text:p>
          </table:table-cell>
          <table:table-cell table:number-columns-repeated="1002"/>
        </table:table-row>
        <table:table-row table:style-name="ro9">
          <table:table-cell office:value-type="float" office:value="15" calcext:value-type="float">
            <text:p>15</text:p>
          </table:table-cell>
          <table:table-cell office:value-type="float" office:value="4006720106" calcext:value-type="float">
            <text:p>4006720106</text:p>
          </table:table-cell>
          <table:table-cell office:value-type="float" office:value="672" calcext:value-type="float">
            <text:p>672</text:p>
          </table:table-cell>
          <table:table-cell office:value-type="float" office:value="106" calcext:value-type="float">
            <text:p>106</text:p>
          </table:table-cell>
          <table:table-cell office:value-type="string" calcext:value-type="string">
            <text:p>34-11 38th Street, Queens, NY</text:p>
          </table:table-cell>
          <table:table-cell office:value-type="float" office:value="40.7557191261523" calcext:value-type="float">
            <text:p>40.7557191262</text:p>
          </table:table-cell>
          <table:table-cell table:style-name="ce2" office:value-type="float" office:value="-73.9222120973678" calcext:value-type="float">
            <text:p>-73.9222120974</text:p>
          </table:table-cell>
          <table:table-cell office:value-type="string" calcext:value-type="string">
            <text:p>EZRY Enterprises LLC</text:p>
          </table:table-cell>
          <table:table-cell office:value-type="string" calcext:value-type="string">
            <text:p>3423 Steinway Street. Suite 613, Long Island City, NY 11101-1305 </text:p>
          </table:table-cell>
          <table:table-cell/>
          <table:table-cell table:style-name="Default"/>
          <table:table-cell table:style-name="ce5" office:value-type="float" office:value="1974" calcext:value-type="float">
            <text:p>1974</text:p>
          </table:table-cell>
          <table:table-cell table:style-name="ce9" office:value-type="string" calcext:value-type="string">
            <text:p>unknown</text:p>
          </table:table-cell>
          <table:table-cell office:value-type="string" calcext:value-type="string">
            <text:p>records show this lot was joined with Lot #6 on this block. An existing building was built there in 1934 and appears to cover the odd lot purchased by GMC in 1974. GMC's wife could not access this lot at later date. Owners would not allow it.</text:p>
          </table:table-cell>
          <table:table-cell table:style-name="ce2" office:value-type="string" calcext:value-type="string">
            <text:p>GMC</text:p>
          </table:table-cell>
          <table:table-cell table:number-columns-repeated="2"/>
          <table:table-cell office:value-type="string" calcext:value-type="string">
            <text:p>combined with lot 6</text:p>
          </table:table-cell>
          <table:table-cell/>
          <table:table-cell office:value-type="float" office:value="15" calcext:value-type="float">
            <text:p>15</text:p>
          </table:table-cell>
          <table:table-cell office:value-type="string" calcext:value-type="string">
            <text:p><text:a xlink:href="http://maps.nyc.gov/taxmap/map.htm?z=12&amp;p=1005817,214629&amp;a=DTM&amp;c=dtm&amp;f=CONDO_RANGE,LOT_FACE_SMALL&amp;s=l:QUEENS,672,19,EVERY_BBL;l:QUEENS,672,6,EVERY_BBL" xlink:type="simple">http://maps.nyc.gov/taxmap/map.htm?z=12&amp;p=1005817,214629&amp;a=DTM&amp;c=dtm&amp;f=CONDO_RANGE,LOT_FACE_SMALL&amp;s=l:QUEENS,672,19,EVERY_BBL;l:QUEENS,672,6,EVERY_BBL</text:a></text:p>
          </table:table-cell>
          <table:table-cell office:value-type="string" calcext:value-type="string">
            <text:p>http://maps.nyc.gov/taxmap/40067219650101000000.pdf?search={%22declaredClass%22:%22Sea%22,%22parameters%22:{%22searchType%22:%22pdf%22,%22inParentId%22:%2240067219650101000000%22}}</text:p>
          </table:table-cell>
          <table:table-cell table:number-columns-repeated="1002"/>
        </table:table-row>
        <table:table-row table:style-name="ro2" table:number-rows-repeated="1048558">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3:Sheet1.V17" table:contains-header="false">
          <table:sort>
            <table:sort-by table:field-number="1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en" number:country="US">$</number:currency-symbol>
      <number:number number:decimal-places="1" loext:min-decimal-places="1" number:min-integer-digits="1" number:grouping="true"/>
    </number:currency-style>
    <number:currency-style style:name="N123">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23P0"/>
    </number:currency-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9">00/00/0000</text:date>, <text:time style:data-style-name="N2" text:time-value="10:31:26.10260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0:20:21.260362000</meta:creation-date>
    <meta:generator>LibreOffice/5.0.3.2$MacOSX_X86_64 LibreOffice_project/e5f16313668ac592c1bfb310f4390624e3dbfb75</meta:generator>
    <dc:date>2016-05-09T16:01:43.928153000</dc:date>
    <meta:editing-duration>PT14H34M33S</meta:editing-duration>
    <meta:editing-cycles>19</meta:editing-cycles>
    <meta:document-statistic meta:table-count="1" meta:cell-count="319" meta:object-count="0"/>
  </office:meta>
</office:document-meta>
</file>